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<text:span text:style-name="T2">🔹</text:span><text:s/>Algorithm for Personal Finance Heatmap Tracker</text:p>
      <text:p text:style-name="Normal"/>
      <text:p text:style-name="Normal">Step 1: Start</text:p>
      <text:p text:style-name="Normal"/>
      <text:p text:style-name="Normal">Display Main Menu</text:p>
      <text:p text:style-name="Normal"/>
      <text:p text:style-name="Normal">1. Financial Map</text:p>
      <text:p text:style-name="Normal"/>
      <text:p text:style-name="Normal"/>
      <text:p text:style-name="Normal">2. Input / Insert Transactions</text:p>
      <text:p text:style-name="Normal"/>
      <text:p text:style-name="Normal"/>
      <text:p text:style-name="Normal"/>
      <text:p text:style-name="Normal"/>
      <text:p text:style-name="Normal"/>
      <text:p text:style-name="Normal">Step 2: If user selects Financial Map</text:p>
      <text:p text:style-name="Normal"/>
      <text:p text:style-name="Normal">1. Ask user to choose time period:</text:p>
      <text:p text:style-name="Normal"/>
      <text:p text:style-name="Normal">Daily</text:p>
      <text:p text:style-name="Normal"/>
      <text:p text:style-name="Normal">Weekly</text:p>
      <text:p text:style-name="Normal"/>
      <text:p text:style-name="Normal">Monthly</text:p>
      <text:p text:style-name="Normal"/>
      <text:p text:style-name="Normal">Yearly</text:p>
      <text:p text:style-name="Normal"/>
      <text:p text:style-name="Normal"/>
      <text:p text:style-name="Normal"/>
      <text:p text:style-name="Normal">2. Retrieve transactions from storage for the selected time period.</text:p>
      <text:p text:style-name="Normal"/>
      <text:p text:style-name="Normal"/>
      <text:p text:style-name="Normal">3. Process the data:</text:p>
      <text:p text:style-name="Normal"/>
      <text:p text:style-name="Normal">Summarize credits and debits.</text:p>
      <text:p text:style-name="Normal"/>
      <text:p text:style-name="Normal">Calculate balances per chosen time interval.</text:p>
      <text:p text:style-name="Normal"/>
      <text:p text:style-name="Normal"/>
      <text:p text:style-name="Normal"/>
      <text:p text:style-name="Normal">4. Generate and display:</text:p>
      <text:p text:style-name="Normal"/>
      <text:p text:style-name="Normal">Heatmap (highlight intensity based on spending/saving)</text:p>
      <text:p text:style-name="Normal"/>
      <text:p text:style-name="Normal">Graph (bar/line chart of transactions)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tep 3: If user selects Input / Insert Transactions</text:p>
      <text:p text:style-name="Normal"/>
      <text:p text:style-name="Normal">Display sub-menu:</text:p>
      <text:p text:style-name="Normal"/>
      <text:p text:style-name="Normal">1. Upload PDF</text:p>
      <text:p text:style-name="Normal"/>
      <text:p text:style-name="Normal"/>
      <text:p text:style-name="Normal">2. Manual Entry</text:p>
      <text:p text:style-name="Normal"/>
      <text:p text:style-name="Normal"/>
      <text:p text:style-name="Normal"/>
      <text:p text:style-name="Normal"/>
      <text:p text:style-name="Normal">Case A: Upload PDF</text:p>
      <text:p text:style-name="Normal"/>
      <text:p text:style-name="Normal">1. Ask user to upload PDF file.</text:p>
      <text:p text:style-name="Normal"/>
      <text:p text:style-name="Normal"/>
      <text:p text:style-name="Normal">2. Parse PDF → extract date, description, amount, type (credit/debit).</text:p>
      <text:p text:style-name="Normal"/>
      <text:p text:style-name="Normal"/>
      <text:p text:style-name="Normal">3. Convert extracted data into structured transaction records.</text:p>
      <text:p text:style-name="Normal"/>
      <text:p text:style-name="Normal"/>
      <text:p text:style-name="Normal">4. Store transactions into storage.</text:p>
      <text:p text:style-name="Normal"/>
      <text:p text:style-name="Normal"/>
      <text:p text:style-name="Normal"/>
      <text:p text:style-name="Normal">Case B: Manual Entry</text:p>
      <text:p text:style-name="Normal"/>
      <text:p text:style-name="Normal">1. Ask user to enter transaction date.</text:p>
      <text:p text:style-name="Normal"/>
      <text:p text:style-name="Normal"/>
      <text:p text:style-name="Normal">2. Ask user whether transaction is Debit or Credit.</text:p>
      <text:p text:style-name="Normal"/>
      <text:p text:style-name="Normal">If Debit, take value as negative.</text:p>
      <text:p text:style-name="Normal"/>
      <text:p text:style-name="Normal">If Credit, take value as positive.</text:p>
      <text:p text:style-name="Normal"/>
      <text:p text:style-name="Normal"/>
      <text:p text:style-name="Normal"/>
      <text:p text:style-name="Normal">3. Store transaction in storage.</text:p>
      <text:p text:style-name="Normal"/>
      <text:p text:style-name="Normal"/>
      <text:p text:style-name="Normal"/>
      <text:p text:style-name="Normal"/>
      <text:p text:style-name="Normal">Step 4: Storage</text:p>
      <text:p text:style-name="Normal"/>
      <text:p text:style-name="Normal">Use ArrayList&lt;Transaction&gt; or a file (CSV/JSON/Database).</text:p>
      <text:p text:style-name="Normal"/>
      <text:p text:style-name="Normal">Each transaction object should have:</text:p>
      <text:p text:style-name="Normal"/>
      <text:p text:style-name="Normal">Date</text:p>
      <text:p text:style-name="Normal"/>
      <text:p text:style-name="Normal">Amount (+/-)</text:p>
      <text:p text:style-name="Normal"/>
      <text:p text:style-name="Normal">Type (Credit/Debit)</text:p>
      <text:p text:style-name="Normal"/>
      <text:p text:style-name="Normal">Description</text:p>
      <text:p text:style-name="Normal"/>
      <text:p text:style-name="Normal"/>
      <text:p text:style-name="Normal">Step 5: End Program</text:p>
      <text:p text:style-name="Normal"/>
      <text:p text:style-name="Normal">Return to Main Menu or Ex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JWAL KRISHNA</meta:initial-creator>
    <dc:creator>UJWAL KRISHNA</dc:creator>
    <meta:creation-date>2025-10-05T15:15:00Z</meta:creation-date>
    <dc:date>2025-10-05T15:15:00Z</dc:date>
    <meta:template xlink:href="Normal.dotm" xlink:type="simple"/>
    <meta:editing-cycles>4</meta:editing-cycles>
    <meta:editing-duration>PT60S</meta:editing-duration>
    <meta:document-statistic meta:page-count="1" meta:paragraph-count="2" meta:word-count="198" meta:character-count="1330" meta:row-count="9" meta:non-whitespace-character-count="1134"/>
  </office:meta>
</office:document-meta>
</file>